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3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49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cm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frame draw:style-name="gr1" draw:text-style-name="P1" draw:layer="layout" svg:width="17.071cm" svg:height="1.775cm" svg:x="4.588cm" svg:y="1.6cm">
          <draw:text-box>
            <text:p><text:span text:style-name="T1">3 Phase Database Editing Model</text:span></text:p>
          </draw:text-box>
        </draw:frame>
        <draw:custom-shape draw:style-name="gr2" draw:text-style-name="P2" draw:layer="layout" svg:width="3.944cm" svg:height="1.977cm" svg:x="6.348cm" svg:y="3.897cm">
          <text:p text:style-name="P2"><text:span text:style-name="T2">validate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55cm" svg:height="1.977cm" svg:x="11.217cm" svg:y="3.924cm">
          <text:p text:style-name="P2"><text:span text:style-name="T2">invoke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249cm" svg:height="1.945cm" svg:x="2.882cm" svg:y="3.996cm">
          <draw:text-box>
            <text:p><text:span text:style-name="T3">RPC</text:span><text:span text:style-name="T3"><text:line-break/></text:span><text:span text:style-name="T3">Layer</text:span></text:p>
          </draw:text-box>
        </draw:frame>
        <draw:custom-shape draw:style-name="gr2" draw:text-style-name="P2" draw:layer="layout" svg:width="3.761cm" svg:height="1.555cm" svg:x="6.453cm" svg:y="10.219cm">
          <text:p text:style-name="P2"><text:span text:style-name="T2">VALID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44cm" svg:height="1.977cm" svg:x="6.428cm" svg:y="13.554cm">
          <text:p text:style-name="P2"><text:span text:style-name="T2">validate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5" draw:layer="layout" svg:x1="7.567cm" svg:y1="11.853cm" svg:x2="7.593cm" svg:y2="13.467cm">
          <text:p/>
        </draw:line>
        <draw:line draw:style-name="gr5" draw:layer="layout" svg:x1="9.34cm" svg:y1="13.52cm" svg:x2="9.366cm" svg:y2="11.8cm">
          <text:p/>
        </draw:line>
        <draw:custom-shape draw:style-name="gr3" draw:text-style-name="P2" draw:layer="layout" svg:width="3.124cm" svg:height="1.555cm" svg:x="15.105cm" svg:y="10.246cm">
          <text:p text:style-name="P2"><text:span text:style-name="T2">APPL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55cm" svg:height="1.977cm" svg:x="15.08cm" svg:y="13.581cm">
          <text:p text:style-name="P2"><text:span text:style-name="T2">apply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5" draw:layer="layout" svg:x1="16.219cm" svg:y1="11.88cm" svg:x2="16.245cm" svg:y2="13.494cm">
          <text:p/>
        </draw:line>
        <draw:line draw:style-name="gr5" draw:layer="layout" svg:x1="17.224cm" svg:y1="13.6cm" svg:x2="17.25cm" svg:y2="11.88cm">
          <text:p/>
        </draw:line>
        <draw:custom-shape draw:style-name="gr6" draw:text-style-name="P2" draw:layer="layout" svg:width="3.813cm" svg:height="2.692cm" svg:x="19.444cm" svg:y="10.114cm">
          <text:p text:style-name="P2"><text:span text:style-name="T2">COMMIT</text:span><text:span text:style-name="T2"><text:line-break/></text:span><text:span text:style-name="T2">or</text:span><text:span text:style-name="T2"><text:line-break/></text:span><text:span text:style-name="T2">ROLLBACK</text:span></text:p>
          <draw:enhanced-geometry svg:viewBox="0 0 21600 21600" draw:type="rectangle" draw:enhanced-path="M 0 0 L 21600 0 21600 21600 0 21600 0 0 Z N"/>
        </draw:custom-shape>
        <draw:line draw:style-name="gr5" draw:layer="layout" svg:x1="18.256cm" svg:y1="11.007cm" svg:x2="19.341cm" svg:y2="11.007cm">
          <text:p/>
        </draw:line>
        <draw:frame draw:style-name="gr1" draw:text-style-name="P4" draw:layer="layout" svg:width="3.584cm" svg:height="2.279cm" svg:x="2.142cm" svg:y="13.811cm">
          <draw:text-box>
            <text:p text:style-name="P4"><text:span text:style-name="T4">SIL callbacks</text:span><text:span text:style-name="T4"><text:line-break/></text:span><text:span text:style-name="T4">invoked for </text:span><text:span text:style-name="T4"><text:line-break/></text:span><text:span text:style-name="T4">altered nodes</text:span></text:p>
          </draw:text-box>
        </draw:frame>
        <draw:custom-shape draw:style-name="gr7" draw:text-style-name="P5" draw:layer="layout" svg:width="0.661cm" svg:height="3.969cm" svg:x="5.503cm" svg:y="12.7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2" draw:layer="layout" svg:width="3.944cm" svg:height="1.977cm" svg:x="6.375cm" svg:y="6.993cm">
          <text:p text:style-name="P2"><text:span text:style-name="T2">edit-config</text:span><text:span text:style-name="T2"><text:line-break/></text:span><text:span text:style-name="T2">copy-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8cm" svg:height="1.977cm" svg:x="11.508cm" svg:y="7.047cm">
          <text:p text:style-name="P2"><text:span text:style-name="T2">edit-config</text:span><text:span text:style-name="T2"><text:line-break/></text:span><text:span text:style-name="T2">copy-config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75cm" svg:height="1.945cm" svg:x="2.169cm" svg:y="7.119cm">
          <draw:text-box>
            <text:p><text:span text:style-name="T3">NETCONF</text:span><text:span text:style-name="T3"><text:line-break/></text:span><text:span text:style-name="T3">server code</text:span></text:p>
          </draw:text-box>
        </draw:frame>
        <draw:frame draw:style-name="gr4" draw:text-style-name="P3" draw:layer="layout" svg:width="4.075cm" svg:height="1.945cm" svg:x="2.144cm" svg:y="10.216cm">
          <draw:text-box>
            <text:p><text:span text:style-name="T3">agt_val</text:span><text:span text:style-name="T3"><text:line-break/></text:span><text:span text:style-name="T3">server code</text:span></text:p>
          </draw:text-box>
        </draw:frame>
        <draw:line draw:style-name="gr5" draw:layer="layout" svg:x1="7.725cm" svg:y1="5.821cm" svg:x2="7.699cm" svg:y2="6.958cm">
          <text:p/>
        </draw:line>
        <draw:line draw:style-name="gr5" draw:layer="layout" svg:x1="12.17cm" svg:y1="5.954cm" svg:x2="12.144cm" svg:y2="7.091cm">
          <text:p/>
        </draw:line>
        <draw:line draw:style-name="gr5" draw:layer="layout" svg:x1="7.461cm" svg:y1="8.996cm" svg:x2="7.434cm" svg:y2="10.266cm">
          <text:p/>
        </draw:line>
        <draw:custom-shape draw:style-name="gr3" draw:text-style-name="P2" draw:layer="layout" svg:width="3.124cm" svg:height="1.555cm" svg:x="10.872cm" svg:y="10.246cm">
          <text:p text:style-name="P2"><text:span text:style-name="T2">TEST</text:span><text:span text:style-name="T2"><text:line-break/></text:span><text:span text:style-name="T2">APPLY</text:span></text:p>
          <draw:enhanced-geometry svg:viewBox="0 0 21600 21600" draw:type="rectangle" draw:enhanced-path="M 0 0 L 21600 0 21600 21600 0 21600 0 0 Z N"/>
        </draw:custom-shape>
        <draw:line draw:style-name="gr5" draw:layer="layout" svg:x1="14.102cm" svg:y1="10.98cm" svg:x2="15.134cm" svg:y2="11.006cm">
          <text:p/>
        </draw:line>
        <draw:line draw:style-name="gr5" draw:layer="layout" svg:x1="9.26cm" svg:y1="10.186cm" svg:x2="9.26cm" svg:y2="8.996cm">
          <text:p/>
        </draw:line>
        <draw:line draw:style-name="gr5" draw:layer="layout" svg:x1="9.339cm" svg:y1="6.958cm" svg:x2="9.339cm" svg:y2="5.873cm">
          <text:p/>
        </draw:line>
        <draw:custom-shape draw:style-name="gr6" draw:text-style-name="P2" draw:layer="layout" svg:width="3.255cm" svg:height="3.087cm" svg:x="19.712cm" svg:y="14.058cm">
          <text:p text:style-name="P2"><text:span text:style-name="T2">commit or</text:span><text:span text:style-name="T2"><text:line-break/></text:span><text:span text:style-name="T2">rollback</text:span><text:span text:style-name="T2"><text:line-break/></text:span><text:span text:style-name="T2">callback</text:span></text:p>
          <draw:enhanced-geometry svg:viewBox="0 0 21600 21600" draw:type="rectangle" draw:enhanced-path="M 0 0 L 21600 0 21600 21600 0 21600 0 0 Z N"/>
        </draw:custom-shape>
        <draw:line draw:style-name="gr5" draw:layer="layout" svg:x1="20.983cm" svg:y1="12.939cm" svg:x2="21.008cm" svg:y2="13.996cm">
          <text:p/>
        </draw:line>
        <draw:line draw:style-name="gr5" draw:layer="layout" svg:x1="21.987cm" svg:y1="13.917cm" svg:x2="22.014cm" svg:y2="12.886cm">
          <text:p/>
        </draw:line>
        <draw:line draw:style-name="gr5" draw:layer="layout" svg:x1="12.408cm" svg:y1="9.075cm" svg:x2="12.408cm" svg:y2="10.266cm">
          <text:p/>
        </draw:line>
        <draw:frame draw:style-name="gr8" draw:text-style-name="P6" draw:layer="layout" svg:width="2.297cm" svg:height="1.265cm" svg:x="10.107cm" svg:y="9.022cm">
          <draw:text-box>
            <text:p><text:span text:style-name="T5">running</text:span><text:span text:style-name="T5"><text:line-break/></text:span><text:span text:style-name="T5">or validate</text:span></text:p>
          </draw:text-box>
        </draw:frame>
        <draw:line draw:style-name="gr5" draw:layer="layout" svg:x1="15.398cm" svg:y1="9.101cm" svg:x2="15.425cm" svg:y2="10.318cm">
          <text:p/>
        </draw:line>
        <draw:frame draw:style-name="gr9" draw:text-style-name="P6" draw:layer="layout" svg:width="2.119cm" svg:height="0.847cm" svg:x="16.085cm" svg:y="9.207cm">
          <draw:text-box>
            <text:p><text:span text:style-name="T5">candidate</text:span></text:p>
          </draw:text-box>
        </draw:frame>
        <draw:frame draw:style-name="gr10" draw:text-style-name="P6" draw:layer="layout" svg:width="4.236cm" svg:height="0.996cm" svg:x="18.996cm" svg:y="9.154cm">
          <draw:text-box>
            <text:p><text:span text:style-name="T5">running database only</text:span></text:p>
          </draw:text-box>
        </draw:frame>
        <draw:line draw:style-name="gr5" draw:layer="layout" svg:x1="13.546cm" svg:y1="10.213cm" svg:x2="13.573cm" svg:y2="9.022cm">
          <text:p/>
        </draw:line>
        <draw:line draw:style-name="gr5" draw:layer="layout" svg:x1="13.705cm" svg:y1="7.011cm" svg:x2="13.679cm" svg:y2="5.9cm">
          <text:p/>
        </draw:line>
        <draw:line draw:style-name="gr5" draw:layer="layout" svg:x1="15.928cm" svg:y1="10.213cm" svg:x2="15.928cm" svg:y2="9.075cm">
          <text:p/>
        </draw:line>
        <draw:line draw:style-name="gr5" draw:layer="layout" svg:x1="19.447cm" svg:y1="10.318cm" svg:x2="16.166cm" svg:y2="7.937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10-01-24T09:29:36</dc:date>
    <meta:print-date>2000-12-09T21:37:10</meta:print-date>
    <meta:editing-cycles>621</meta:editing-cycles>
    <meta:editing-duration>PT226H22M48S</meta:editing-duration>
    <meta:generator>OpenOffice.org/3.1$Unix OpenOffice.org_project/310m19$Build-9420</meta:generator>
    <dc:creator>Andy Bierman</dc:cre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